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/>
    <style:font-face style:name="serif" svg:font-family="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text-properties officeooo:rsid="00077e6b" officeooo:paragraph-rsid="00077e6b"/>
    </style:style>
    <style:style style:name="P2" style:family="paragraph" style:parent-style-name="Standard">
      <style:paragraph-properties fo:text-align="center" style:justify-single-word="false"/>
      <style:text-properties fo:font-weight="bold" officeooo:rsid="000416b3" officeooo:paragraph-rsid="000416b3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5pt" fo:font-weight="bold" officeooo:rsid="000416b3" officeooo:paragraph-rsid="000416b3" style:font-size-asian="15pt" style:font-weight-asian="bold" style:font-size-complex="15pt" style:font-weight-complex="bold"/>
    </style:style>
    <style:style style:name="P4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0416b3" officeooo:paragraph-rsid="000416b3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05c576" officeooo:paragraph-rsid="0005c576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style:text-underline-style="none" fo:font-weight="normal" officeooo:rsid="000416b3" officeooo:paragraph-rsid="000416b3" style:font-weight-asian="normal" style:font-weight-complex="normal"/>
    </style:style>
    <style:style style:name="P7" style:family="paragraph" style:parent-style-name="Standard" style:list-style-name="L1">
      <style:paragraph-properties fo:text-align="start" style:justify-single-word="false"/>
      <style:text-properties style:text-underline-style="none" fo:font-weight="normal" officeooo:rsid="000416b3" officeooo:paragraph-rsid="000416b3" style:font-weight-asian="normal" style:font-weight-complex="normal"/>
    </style:style>
    <style:style style:name="P8" style:family="paragraph" style:parent-style-name="Standard" style:list-style-name="L2">
      <style:paragraph-properties fo:text-align="start" style:justify-single-word="false"/>
      <style:text-properties style:text-underline-style="none" fo:font-weight="normal" officeooo:rsid="000416b3" officeooo:paragraph-rsid="000416b3" style:font-weight-asian="normal" style:font-weight-complex="normal"/>
    </style:style>
    <style:style style:name="P9" style:family="paragraph" style:parent-style-name="Standard" style:list-style-name="L3">
      <style:paragraph-properties fo:text-align="start" style:justify-single-word="false"/>
      <style:text-properties style:text-underline-style="none" fo:font-weight="normal" officeooo:rsid="000416b3" officeooo:paragraph-rsid="000416b3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text-underline-style="none" fo:font-weight="normal" officeooo:rsid="0005c576" officeooo:paragraph-rsid="0005c576" style:font-weight-asian="normal" style:font-weight-complex="normal"/>
    </style:style>
    <style:style style:name="P11" style:family="paragraph" style:parent-style-name="Standard" style:list-style-name="L4">
      <style:paragraph-properties fo:text-align="start" style:justify-single-word="false"/>
      <style:text-properties style:text-underline-style="none" fo:font-weight="normal" officeooo:rsid="0005c576" officeooo:paragraph-rsid="0005c576" style:font-weight-asian="normal" style:font-weight-complex="normal"/>
    </style:style>
    <style:style style:name="P12" style:family="paragraph" style:parent-style-name="Standard" style:list-style-name="L5">
      <style:paragraph-properties fo:text-align="start" style:justify-single-word="false"/>
      <style:text-properties style:text-underline-style="none" fo:font-weight="normal" officeooo:rsid="0005c576" officeooo:paragraph-rsid="0005c576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officeooo:paragraph-rsid="000416b3"/>
    </style:style>
    <style:style style:name="P14" style:family="paragraph" style:parent-style-name="Standard" style:list-style-name="L1">
      <style:paragraph-properties fo:text-align="start" style:justify-single-word="false"/>
      <style:text-properties officeooo:paragraph-rsid="000416b3"/>
    </style:style>
    <style:style style:name="P15" style:family="paragraph" style:parent-style-name="Text_20_body">
      <style:text-properties officeooo:rsid="000330cd" officeooo:paragraph-rsid="000330cd"/>
    </style:style>
    <style:style style:name="T1" style:family="text">
      <style:text-properties officeooo:rsid="000330cd"/>
    </style:style>
    <style:style style:name="T2" style:family="text">
      <style:text-properties style:text-position="super 58%"/>
    </style:style>
    <style:style style:name="T3" style:family="text">
      <style:text-properties style:font-name="Liberation Serif" fo:font-size="12pt" officeooo:rsid="000330cd" style:font-size-asian="12pt" style:font-size-complex="12pt"/>
    </style:style>
    <style:style style:name="T4" style:family="text">
      <style:text-properties fo:font-size="15pt" style:font-size-asian="15pt" style:font-size-complex="15pt"/>
    </style:style>
    <style:style style:name="T5" style:family="text">
      <style:text-properties fo:font-size="15pt" fo:font-weight="normal" style:font-size-asian="15pt" style:font-weight-asian="normal" style:font-size-complex="15pt" style:font-weight-complex="normal"/>
    </style:style>
    <style:style style:name="T6" style:family="text">
      <style:text-properties officeooo:rsid="000416b3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style:text-underline-style="none" fo:font-weight="normal" officeooo:rsid="000416b3" style:font-weight-asian="normal" style:font-weight-complex="normal"/>
    </style:style>
    <style:style style:name="T9" style:family="text">
      <style:text-properties officeooo:rsid="0009741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Alen Davis,</text:p>
      <text:p text:style-name="P15">Balaji Heights,</text:p>
      <text:p text:style-name="P15">Bhandup West, </text:p>
      <text:p text:style-name="P15">Mumbai – 400078.</text:p>
      <text:p text:style-name="P15">19<text:span text:style-name="T2">th</text:span> September, 2022.</text:p>
      <text:p text:style-name="P15"/>
      <text:p text:style-name="P15">To,</text:p>
      <text:p text:style-name="P15">HR Recruiter,</text:p>
      <text:p text:style-name="P15">Don Bosco,</text:p>
      <text:p text:style-name="P15">Kurla West,</text:p>
      <text:p text:style-name="P15">Mumbai – 400070.</text:p>
      <text:p text:style-name="P15"/>
      <text:p text:style-name="P15">Subject: Application for the post of Data Analyst</text:p>
      <text:p text:style-name="Text_20_body"/>
      <text:p text:style-name="Text_20_body">Dear Sir/Madam,</text:p>
      <text:p text:style-name="Text_20_body">I am writing this letter to you to apply for the position of <text:span text:style-name="T1">Data Analyst</text:span> in your company <text:span text:style-name="T1">XYZ</text:span>. I came across the position via <text:span text:style-name="T1">Indeed.com</text:span> and <text:span text:style-name="T1">is excited</text:span> to apply for the same.</text:p>
      <text:p text:style-name="Text_20_body">I have a degree in <text:span text:style-name="T1">Bachelor’s of Engineering in Information Technology(BE-IT), </text:span>and I <text:span text:style-name="T1">believe that I meet all the academic requirement mentioned in your job posting</text:span>. During my time as <text:span text:style-name="T1">an intern in ABC company</text:span>, I have learned valuable skills that appear relevant to the position desired by your company.<text:span text:style-name="T1">I</text:span> achieved an exponential growth in the field by increasing overall <text:span text:style-name="T1">company market value</text:span> statistics by at least <text:span text:style-name="T1">20% by just working as an intern. </text:span><text:span text:style-name="T3">I have extensive experience in C++, Python, and SQL, as well as Tableau and PowerBI.</text:span></text:p>
      <text:p text:style-name="Text_20_body">I have learned that I enjoy working in this field and that I can prove to be a valuable asset with my present skill set. I enjoy working with like-minded people, and I am a team player. The challenges that the <text:span text:style-name="T1">position of a Data Analyst</text:span> offers is big, and I am sure that with an expert team I can take these challenges head-on.</text:p>
      <text:p text:style-name="Text_20_body">Thank you for your time and for considering me as a candidate. I have mentioned my contact number and email id in my resume and <text:span text:style-name="T6">attached the same with my application. I </text:span>will send a follow-up email next week if further information is required.</text:p>
      <text:p text:style-name="Text_20_body">Yours sincerely,<text:line-break/><text:span text:style-name="T1">Alen Davis</text:span></text:p>
      <text:p text:style-name="Standard"/>
      <text:p text:style-name="Standard"><text:soft-page-break/></text:p>
      <text:p text:style-name="Standard"/>
      <text:p text:style-name="Standard"/>
      <text:p text:style-name="Standard"/>
      <text:p text:style-name="P3">Alen Davis</text:p>
      <text:p text:style-name="P2"><text:span text:style-name="T4">Mob. No.: </text:span><text:span text:style-name="T5">7977081338</text:span><text:span text:style-name="T4">, Email: </text:span><text:a xlink:type="simple" xlink:href="mailto:1alendavis@gmail.com" text:style-name="Internet_20_link" text:visited-style-name="Visited_20_Internet_20_Link"><text:span text:style-name="T5">1alendavis@gmail.com</text:span></text:a></text:p>
      <text:p text:style-name="P3">Address: <text:span text:style-name="T7">Balaji Heights, Gaondevi road, Bhandup west, Mumbai – 400078.</text:span></text:p>
      <text:p text:style-name="P2"><text:span text:style-name="T7"/></text:p>
      <text:p text:style-name="P2"><text:span text:style-name="T7"/></text:p>
      <text:p text:style-name="P4">Objective:</text:p>
      <text:p text:style-name="P13"><text:span text:style-name="T8">Seeking an opportunity as a Data Analyst in IT programming, where I can utilise my knowledge,</text:span></text:p>
      <text:p text:style-name="P6">and skill and grow with the organisation.</text:p>
      <text:p text:style-name="P6"/>
      <text:p text:style-name="P4">Educational Qualification:</text:p>
      <text:list xml:id="list28896941" text:style-name="L1">
        <text:list-item>
          <text:p text:style-name="P14"><text:span text:style-name="T8">I am currently in Third-Year Bachelor of Engineering in Information Technology with specialization in Cyber Security at Don Bosco Institue of Technology.</text:span></text:p>
        </text:list-item>
        <text:list-item>
          <text:p text:style-name="P7">2020-2024 Currently pursuing B.tech in the field of Information Technology</text:p>
        </text:list-item>
        <text:list-item>
          <text:p text:style-name="P7">2020 HSC from Mumbai University (70.15%).</text:p>
        </text:list-item>
        <text:list-item>
          <text:p text:style-name="P7">2018 SSC from St. Xavier’s High School (82.6%).</text:p>
        </text:list-item>
      </text:list>
      <text:p text:style-name="P6"/>
      <text:p text:style-name="P4">Key Strengths:</text:p>
      <text:list xml:id="list883593906" text:style-name="L2">
        <text:list-item>
          <text:p text:style-name="P8">Basic knowledge of MS Office, PowerPoint &amp; Excel.</text:p>
        </text:list-item>
        <text:list-item>
          <text:p text:style-name="P8">Strong problem-solving ability.</text:p>
        </text:list-item>
        <text:list-item>
          <text:p text:style-name="P8">Good Typing speed.</text:p>
        </text:list-item>
        <text:list-item>
          <text:p text:style-name="P8">Punctual.</text:p>
        </text:list-item>
        <text:list-item>
          <text:p text:style-name="P8">Quick learner.</text:p>
        </text:list-item>
        <text:list-item>
          <text:p text:style-name="P8">Good individual and a team player.</text:p>
        </text:list-item>
      </text:list>
      <text:p text:style-name="P6"/>
      <text:p text:style-name="P4">IT Skills:</text:p>
      <text:list xml:id="list32425889" text:style-name="L3">
        <text:list-item>
          <text:p text:style-name="P9">Programming Language: Python C++.</text:p>
        </text:list-item>
        <text:list-item>
          <text:p text:style-name="P9">Web Technologies: HTML and CSS.</text:p>
        </text:list-item>
        <text:list-item>
          <text:p text:style-name="P9">Database: MySQL</text:p>
        </text:list-item>
        <text:list-item>
          <text:p text:style-name="P9">Operating System: Window and Ubuntu.</text:p>
        </text:list-item>
        <text:list-item>
          <text:p text:style-name="P9">IDE: Intellj, Visual Studio Code</text:p>
        </text:list-item>
        <text:list-item>
          <text:p text:style-name="P9">Version Tool: Git</text:p>
        </text:list-item>
      </text:list>
      <text:p text:style-name="P6"/>
      <text:p text:style-name="P5">Hobbies:</text:p>
      <text:list xml:id="list2906251629" text:style-name="L4">
        <text:list-item>
          <text:p text:style-name="P11">Cycling</text:p>
        </text:list-item>
        <text:list-item>
          <text:p text:style-name="P11">Music Production</text:p>
        </text:list-item>
        <text:list-item>
          <text:p text:style-name="P11">Video/Photo Editing</text:p>
        </text:list-item>
        <text:list-item>
          <text:p text:style-name="P11">Photography</text:p>
        </text:list-item>
        <text:list-item>
          <text:p text:style-name="P11">Cinematography</text:p>
        </text:list-item>
        <text:list-item>
          <text:p text:style-name="P11">Dancing</text:p>
        </text:list-item>
      </text:list>
      <text:p text:style-name="P10"/>
      <text:p text:style-name="P5">Personal Details:</text:p>
      <text:list xml:id="list3570418320" text:style-name="L5">
        <text:list-item>
          <text:p text:style-name="P12">DOB: 17-03-2003</text:p>
        </text:list-item>
        <text:list-item>
          <text:p text:style-name="P12">Gender: Male</text:p>
        </text:list-item>
        <text:list-item>
          <text:p text:style-name="P12">Languages Known: English, Hindi, Malayalam, Marathi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/>
    <style:font-face style:name="serif" svg:font-family="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77e6b" officeooo:paragraph-rsid="00077e6b"/>
    </style:style>
    <style:style style:name="MT1" style:family="text">
      <style:text-properties officeooo:rsid="00097419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Cover Letter <text:span text:style-name="MT1">and Resume</text:span><text:tab/><text:tab/>Alen Davis</text:p>
        <text:p text:style-name="MP1"><text:tab/><text:tab/>Roll No: 01</text:p>
        <text:p text:style-name="MP1"><text:tab/><text:tab/>TE-IT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06T12:48:57.228364613</meta:creation-date>
    <dc:date>2022-10-06T13:19:09.867031378</dc:date>
    <meta:editing-duration>PT7M1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2" meta:paragraph-count="56" meta:word-count="460" meta:character-count="2709" meta:non-whitespace-character-count="2321"/>
  </office:meta>
</office:document-meta>
</file>